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2, 2021 (02:09:0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ules of C# Syntax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Identifiers-Writelin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Conversions-Casting-Operator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lass and Object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Detail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Overload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Do-whil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Arrays and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Arrays-Advanced-Loops.pptx" office:name=""><text:span text:style-name="Definition">pptx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2T06:09:17Z</meta:creation-date>
    <dc:date>2021-08-12T06:09:17Z</dc:date>
    <meta:user-defined meta:name="date" meta:value-type="string">August  12, 2021 (02:09:0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